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1fe" officeooo:paragraph-rsid="001e2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ètres</text:p>
      <text:p text:style-name="P1"/>
      <text:p text:style-name="P1">r = 12 # 3 0.6 0.54 2 9 <text:s/># growth rate</text:p>
      <text:p text:style-name="P1">s = 0.1 # 0.3 0.54 0.8 0.8 <text:s text:c="2"/># when selection only acts on survival with a fitness cost s (b=1 and d=1) </text:p>
      <text:p text:style-name="P1">h = 0 <text:s text:c="4"/># and sh for heterozygous individuals</text:p>
      <text:p text:style-name="P1">a = 0 <text:s text:c="6"/># coefficient for allee effect (growth or death)</text:p>
      <text:p text:style-name="P1"/>
      <text:p text:style-name="P1">difW = 1 <text:s text:c="2"/># diffusion coefficient for WW individuals</text:p>
      <text:p text:style-name="P1">difH = 1 <text:s text:c="2"/># diffusion coefficientrate for WD individuals</text:p>
      <text:p text:style-name="P1">difD = 1 <text:s text:c="2"/># diffusion coefficient rate for DD individuals</text:p>
      <text:p text:style-name="P1"/>
      <text:p text:style-name="P1">c = 1 <text:s text:c="13"/># homing rate</text:p>
      <text:p text:style-name="P1">homing = "zygote" <text:s text:c="2"/># "zygote" or "germline"</text:p>
      <text:p text:style-name="P1"/>
      <text:p text:style-name="P1"># Initialization</text:p>
      <text:p text:style-name="P1"/>
      <text:p text:style-name="P1">CI = "left" <text:s text:c="6"/># "center" for having the border in the center, "left" for having the border on the left</text:p>
      <text:p text:style-name="P1"/>
      <text:p text:style-name="P1"># How Population Grow and Decrease</text:p>
      <text:p text:style-name="P1"/>
      <text:p text:style-name="P1">growth_dynamic = "logistical" <text:s text:c="4"/># exponential or logistical (growth rate is r+1 for expon, r*coef+1 for logist)</text:p>
      <text:p text:style-name="P1">death_dynamic = "exponential" <text:s text:c="5"/># exponential or logistical <text:s/>(death rate is always 1)</text:p>
      <text:p text:style-name="P1"/>
      <text:p text:style-name="P1"># Linearization</text:p>
      <text:p text:style-name="P1"><text:s text:c="2"/></text:p>
      <text:p text:style-name="P1">linear_growth = False <text:s/></text:p>
      <text:p text:style-name="P1">linear_mating = False <text:s text:c="9"/></text:p>
      <text:p text:style-name="P1"/>
      <text:p text:style-name="P1"># Numerical</text:p>
      <text:p text:style-name="P1"/>
      <text:p text:style-name="P1">T = 30 <text:s text:c="7"/># final time</text:p>
      <text:p text:style-name="P1">L = 100 <text:s text:c="6"/># length of the spatial domain</text:p>
      <text:p text:style-name="P1">M = T*20 <text:s text:c="7"/># number of time steps</text:p>
      <text:p text:style-name="P1">N = L*5 <text:s text:c="9"/># number of spatial steps</text:p>
      <text:p text:style-name="P1"/>
      <text:p text:style-name="P1">theta = 0.5 <text:s text:c="4"/># discretization in space : theta = 0.5 for Crank Nicholson</text:p>
      <text:p text:style-name="P1"><text:s text:c="16"/># theta = 0 for Euler Explicit, theta = 1 for Euler Implicit <text:s/></text:p>
      <text:p text:style-name="P1"><text:s text:c="19"/></text:p>
      <text:p text:style-name="P1"># Graph</text:p>
      <text:p text:style-name="P1"/>
      <text:p text:style-name="P1">graph_type = "Allele densities" <text:s text:c="26"/># "Population densities", "Population proportions", "Allele densities" or "Allele proportions" (or None if we don't want any evolution graph fct of time)</text:p>
      <text:p text:style-name="P1">show_graph_ini = True <text:s text:c="36"/># Show graph at time 0</text:p>
      <text:p text:style-name="P1">show_graph_fin = True <text:s text:c="36"/># Show graph at time T</text:p>
      <text:p text:style-name="P1">wild = True; heterozygous = True; drive = True <text:s text:c="11"/># What to draw on the graph</text:p>
      <text:p text:style-name="P1">grid = True <text:s text:c="46"/># A grid or not</text:p>
      <text:p text:style-name="P1">semilogy = False <text:s text:c="41"/># semilogy = False : classical scale, semilogy = True : log scale for y</text:p>
      <text:p text:style-name="P1">xlim = None <text:s text:c="46"/># x scale on the graph (xlim = None, means it's not specify)</text:p>
      <text:p text:style-name="P1"><text:soft-page-break/>mod = 1 <text:s text:c="43"/># Draw graph every ..mod.. time. Also used to know when tracking points in time graphics.</text:p>
      <text:p text:style-name="P1">save_fig = True <text:s text:c="42"/># Save the figures (.pdf) </text:p>
      <text:p text:style-name="P1"/>
      <text:p text:style-name="P1"># Speed calculus</text:p>
      <text:p text:style-name="P1">speed_proportion = False <text:s text:c="11"/># True : use the wild-type number to compute the speed, False : use the wild-type proportio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4:50:54.472124461</meta:creation-date>
    <dc:date>2022-06-30T14:51:58.566358215</dc:date>
    <meta:editing-duration>PT1M4S</meta:editing-duration>
    <meta:editing-cycles>1</meta:editing-cycles>
    <meta:document-statistic meta:table-count="0" meta:image-count="0" meta:object-count="0" meta:page-count="2" meta:paragraph-count="39" meta:word-count="375" meta:character-count="2417" meta:non-whitespace-character-count="1604"/>
    <meta:generator>LibreOffice/6.0.7.3$Linux_X86_64 LibreOffice_project/00m0$Build-3</meta:generator>
  </office:meta>
</office:document-meta>
</file>